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04900000049BBCAE2D760F92A84.png" manifest:media-type="image/png"/>
  <manifest:file-entry manifest:full-path="Pictures/10000FA600003505000035057E56B3039F451A10.svg" manifest:media-type="image/svg+xml"/>
  <manifest:file-entry manifest:full-path="Pictures/1000000000000008000000084FE65ED207548AA6.png" manifest:media-type="image/png"/>
  <manifest:file-entry manifest:full-path="Pictures/10000000000000080000000836D620494CCA7F25.png" manifest:media-type="image/png"/>
  <manifest:file-entry manifest:full-path="Pictures/10000000000000080000000866980624B81D2129.png" manifest:media-type="image/png"/>
  <manifest:file-entry manifest:full-path="Pictures/10000201000002C3000002C30AC2B586C5C38758.png" manifest:media-type="image/png"/>
  <manifest:file-entry manifest:full-path="Pictures/100000000000000800000008BDA164D4F8C01638.png" manifest:media-type="image/png"/>
  <manifest:file-entry manifest:full-path="Pictures/100006C4000034EB000034EB34218CB0DD879DDB.svg" manifest:media-type="image/svg+xml"/>
  <manifest:file-entry manifest:full-path="Pictures/100004F90000052900000529ED1B9DAE5FCD7A75.svg" manifest:media-type="image/svg+xml"/>
  <manifest:file-entry manifest:full-path="Pictures/1000000000000008000000081CA6A31D8366308B.png" manifest:media-type="image/png"/>
  <manifest:file-entry manifest:full-path="Pictures/10000201000002C3000002C32686C3737F6C357C.png" manifest:media-type="image/png"/>
  <manifest:file-entry manifest:full-path="Pictures/10000201000002C3000002C3A278993F32E6EF38.png" manifest:media-type="image/png"/>
  <manifest:file-entry manifest:full-path="Pictures/1000085E00003505000035058AE5A208A40DF861.svg" manifest:media-type="image/svg+xml"/>
  <manifest:file-entry manifest:full-path="Pictures/1000084F000034EB000034EBD4694523DB3BB130.svg" manifest:media-type="image/svg+xml"/>
  <manifest:file-entry manifest:full-path="Pictures/10000201000002C3000002C3CDB162FEFE4EA262.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1" svg:font-family="OpenSymbol" style:font-adornments="Regular" style:font-charset="x-symbol"/>
    <style:font-face style:name="Droid Sans Devanagari1" svg:font-family="'Droid Sans Devanagari'" style:font-family-generic="swiss"/>
    <style:font-face style:name="Fira Code" svg:font-family="'Fira Code'" style:font-adornments="Normal" style:font-pitch="fixed"/>
    <style:font-face style:name="Fira Code Medium" svg:font-family="'Fira Code Medium'" style:font-adornments="Normal" style:font-pitch="fixed"/>
    <style:font-face style:name="Hack" svg:font-family="Hack" style:font-adornments="Normal" style:font-pitch="fixed"/>
    <style:font-face style:name="Ubuntu Mono" svg:font-family="'Ubuntu Mono'" style:font-adornments="Normal" style:font-pitch="fixed"/>
    <style:font-face style:name="Droid Sans Mono Dotted for Powerline" svg:font-family="'Droid Sans Mono Dotted for Powerline'" style:font-adornments="Normal" style:font-family-generic="swiss" style:font-pitch="fixed"/>
    <style:font-face style:name="Font Awesome 5 Free Regular" svg:font-family="'Font Awesome 5 Free Regular'" style:font-adornments="Normal" style:font-pitch="variable"/>
    <style:font-face style:name="Roboto" svg:font-family="Roboto" style:font-adornments="Normal" style:font-pitch="variable"/>
    <style:font-face style:name="Segoe UI" svg:font-family="'Segoe UI'" style:font-adornments="Normal" style:font-pitch="variable"/>
    <style:font-face style:name="Ubuntu1" svg:font-family="Ubuntu" style:font-adornments="Maigre" style:font-pitch="variable"/>
    <style:font-face style:name="Ubuntu" svg:font-family="Ubuntu" style:font-adornments="Normal" style:font-pitch="variable"/>
    <style:font-face style:name="Ubuntu Condensed" svg:font-family="'Ubuntu Condensed'" style:font-adornments="Normal" style:font-pitch="variable"/>
    <style:font-face style:name="Times New Roman" svg:font-family="'Times New Roman'" style:font-family-generic="roman" style:font-pitch="variable"/>
    <style:font-face style:name="Droid Sans" svg:font-family="'Droid Sans'"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6" style:family="table">
      <style:table-properties style:width="20.502cm" fo:margin-left="0cm" fo:margin-right="0cm" table:align="margins" fo:background-color="transparent">
        <style:background-image/>
      </style:table-properties>
    </style:style>
    <style:style style:name="Tableau6.A" style:family="table-column">
      <style:table-column-properties style:column-width="5.249cm" style:rel-column-width="2976*"/>
    </style:style>
    <style:style style:name="Tableau6.B" style:family="table-column">
      <style:table-column-properties style:column-width="15.252cm" style:rel-column-width="8647*"/>
    </style:style>
    <style:style style:name="Tableau6.1" style:family="table-row">
      <style:table-row-properties style:row-height="2.499cm" fo:background-color="transparent">
        <style:background-image/>
      </style:table-row-properties>
    </style:style>
    <style:style style:name="Tableau6.A1" style:family="table-cell">
      <style:table-cell-properties fo:padding-left="0cm" fo:padding-right="0.499cm" fo:padding-top="0cm" fo:padding-bottom="0cm" fo:border="none"/>
    </style:style>
    <style:style style:name="Tableau6.2" style:family="table-row">
      <style:table-row-properties style:row-height="26.7cm" fo:background-color="transparent">
        <style:background-image/>
      </style:table-row-properties>
    </style:style>
    <style:style style:name="Tableau6.A2" style:family="table-cell">
      <style:table-cell-properties fo:padding-left="0cm" fo:padding-right="0.25cm" fo:padding-top="0.25cm" fo:padding-bottom="0.499cm" fo:border="none"/>
    </style:style>
    <style:style style:name="Tableau6.B2" style:family="table-cell">
      <style:table-cell-properties fo:background-color="#ffffff" fo:padding-left="0.25cm" fo:padding-right="0.499cm" fo:padding-top="0.25cm" fo:padding-bottom="0cm" fo:border="none">
        <style:background-image/>
      </style:table-cell-properties>
    </style:style>
    <style:style style:name="Tableau6.A3" style:family="table-cell">
      <style:table-cell-properties fo:padding-left="0cm" fo:padding-right="0.25cm" fo:padding-top="0.25cm" fo:padding-bottom="0cm" fo:border="none"/>
    </style:style>
    <style:style style:name="Tableau6.B3" style:family="table-cell">
      <style:table-cell-properties fo:background-color="#ffffff" fo:padding-left="0.25cm" fo:padding-right="0cm" fo:padding-top="0.25cm" fo:padding-bottom="0cm" fo:border="none">
        <style:background-image/>
      </style:table-cell-properties>
    </style:style>
    <style:style style:name="Tableau12" style:family="table">
      <style:table-properties style:width="4.999cm" fo:margin-left="0cm" fo:margin-right="0cm" table:align="margins" fo:background-color="transparent">
        <style:background-image/>
      </style:table-properties>
    </style:style>
    <style:style style:name="Tableau12.A" style:family="table-column">
      <style:table-column-properties style:column-width="0.501cm" style:rel-column-width="284*"/>
    </style:style>
    <style:style style:name="Tableau12.B" style:family="table-column">
      <style:table-column-properties style:column-width="4.498cm" style:rel-column-width="2550*"/>
    </style:style>
    <style:style style:name="Tableau12.1" style:family="table-row">
      <style:table-row-properties style:min-row-height="0.499cm" fo:background-color="transparent">
        <style:background-image/>
      </style:table-row-properties>
    </style:style>
    <style:style style:name="Tableau12.A1" style:family="table-cell">
      <style:table-cell-properties style:vertical-align="middle" fo:padding="0cm" fo:border="none"/>
    </style:style>
    <style:style style:name="Tableau13" style:family="table">
      <style:table-properties style:width="4.999cm" fo:margin-left="0cm" fo:margin-right="0cm" table:align="margins" fo:background-color="transparent" table:border-model="collapsing">
        <style:background-image/>
      </style:table-properties>
    </style:style>
    <style:style style:name="Tableau13.A" style:family="table-column">
      <style:table-column-properties style:column-width="1.499cm" style:rel-column-width="850*"/>
    </style:style>
    <style:style style:name="Tableau13.B" style:family="table-column">
      <style:table-column-properties style:column-width="2.251cm" style:rel-column-width="1276*"/>
    </style:style>
    <style:style style:name="Tableau13.C" style:family="table-column">
      <style:table-column-properties style:column-width="1.249cm" style:rel-column-width="708*"/>
    </style:style>
    <style:style style:name="Tableau13.1" style:family="table-row">
      <style:table-row-properties style:min-row-height="0.499cm" fo:background-color="transparent">
        <style:background-image/>
      </style:table-row-properties>
    </style:style>
    <style:style style:name="Tableau13.A1" style:family="table-cell">
      <style:table-cell-properties style:vertical-align="middle" fo:padding="0cm" fo:border-left="none" fo:border-right="none" fo:border-top="none" fo:border-bottom="0.05pt solid #5983b0"/>
    </style:style>
    <style:style style:name="Tableau13.B1" style:family="table-cell">
      <style:table-cell-properties style:vertical-align="middle" fo:padding="0cm" fo:border="none"/>
    </style:style>
    <style:style style:name="Tableau13.A2" style:family="table-cell">
      <style:table-cell-properties style:vertical-align="middle" fo:padding="0cm" fo:border-left="none" fo:border-right="none" fo:border-top="0.05pt solid #3465a4" fo:border-bottom="0.05pt solid #3465a4"/>
    </style:style>
    <style:style style:name="Tableau13.A3" style:family="table-cell">
      <style:table-cell-properties style:vertical-align="middle" fo:padding="0cm" fo:border-left="none" fo:border-right="none" fo:border-top="0.05pt solid #3465a4" fo:border-bottom="0.05pt solid #5983b0"/>
    </style:style>
    <style:style style:name="Tableau13.A4" style:family="table-cell">
      <style:table-cell-properties style:vertical-align="middle" fo:padding="0cm" fo:border-left="none" fo:border-right="none" fo:border-top="0.05pt solid #5983b0" fo:border-bottom="0.05pt solid #5983b0"/>
    </style:style>
    <style:style style:name="Tableau13.B4" style:family="table-cell">
      <style:table-cell-properties style:vertical-align="middle" fo:padding="0cm" fo:border-left="none" fo:border-right="none" fo:border-top="0.05pt solid #5983b0" fo:border-bottom="none"/>
    </style:style>
    <style:style style:name="Tableau13.15" style:family="table-row">
      <style:table-row-properties style:min-row-height="0.499cm"/>
    </style:style>
    <style:style style:name="Tableau13.16" style:family="table-row">
      <style:table-row-properties style:min-row-height="0.499cm"/>
    </style:style>
    <style:style style:name="Tableau13.17" style:family="table-row">
      <style:table-row-properties style:min-row-height="0.499cm"/>
    </style:style>
    <style:style style:name="Tableau7" style:family="table">
      <style:table-properties style:width="14.503cm" table:align="margins" fo:background-color="transparent">
        <style:background-image/>
      </style:table-properties>
    </style:style>
    <style:style style:name="Tableau7.A" style:family="table-column">
      <style:table-column-properties style:column-width="9.253cm" style:rel-column-width="5246*"/>
    </style:style>
    <style:style style:name="Tableau7.B" style:family="table-column">
      <style:table-column-properties style:column-width="5.249cm" style:rel-column-width="2976*"/>
    </style:style>
    <style:style style:name="Tableau7.1" style:family="table-row">
      <style:table-row-properties fo:background-color="transparent">
        <style:background-image/>
      </style:table-row-properties>
    </style:style>
    <style:style style:name="Tableau7.A1" style:family="table-cell">
      <style:table-cell-properties fo:background-color="#ffffff" fo:padding="0cm" fo:border="none">
        <style:background-image/>
      </style:table-cell-properties>
    </style:style>
    <style:style style:name="Tableau7.B2" style:family="table-cell">
      <style:table-cell-properties fo:background-color="#ffffff" fo:padding="0cm" fo:border-left="0.05pt solid #b4c7dc" fo:border-right="none" fo:border-top="none" fo:border-bottom="none">
        <style:background-image/>
      </style:table-cell-properties>
    </style:style>
    <style:style style:name="Tableau8" style:family="table">
      <style:table-properties style:width="14.503cm" table:align="margins" fo:background-color="transparent">
        <style:background-image/>
      </style:table-properties>
    </style:style>
    <style:style style:name="Tableau8.A" style:family="table-column">
      <style:table-column-properties style:column-width="9.253cm" style:rel-column-width="5246*"/>
    </style:style>
    <style:style style:name="Tableau8.B" style:family="table-column">
      <style:table-column-properties style:column-width="5.249cm" style:rel-column-width="2976*"/>
    </style:style>
    <style:style style:name="Tableau8.1" style:family="table-row">
      <style:table-row-properties fo:background-color="transparent">
        <style:background-image/>
      </style:table-row-properties>
    </style:style>
    <style:style style:name="Tableau8.A1" style:family="table-cell">
      <style:table-cell-properties fo:background-color="#ffffff" fo:padding="0cm" fo:border="none">
        <style:background-image/>
      </style:table-cell-properties>
    </style:style>
    <style:style style:name="Tableau8.A2" style:family="table-cell">
      <style:table-cell-properties fo:background-color="#ffffff" fo:padding="0.049cm" fo:border="none">
        <style:background-image/>
      </style:table-cell-properties>
    </style:style>
    <style:style style:name="Tableau8.B2" style:family="table-cell">
      <style:table-cell-properties fo:background-color="#ffffff" fo:padding="0.049cm" fo:border-left="0.05pt solid #729fcf" fo:border-right="none" fo:border-top="none" fo:border-bottom="none">
        <style:background-image/>
      </style:table-cell-properties>
    </style:style>
    <style:style style:name="Tableau9" style:family="table">
      <style:table-properties style:width="14.503cm" table:align="margins" fo:background-color="transparent">
        <style:background-image/>
      </style:table-properties>
    </style:style>
    <style:style style:name="Tableau9.A" style:family="table-column">
      <style:table-column-properties style:column-width="14.503cm" style:rel-column-width="8222*"/>
    </style:style>
    <style:style style:name="Tableau9.1" style:family="table-row">
      <style:table-row-properties fo:background-color="transparent">
        <style:background-image/>
      </style:table-row-properties>
    </style:style>
    <style:style style:name="Tableau9.A1" style:family="table-cell">
      <style:table-cell-properties fo:background-color="#ffffff" fo:padding="0cm" fo:border="none">
        <style:background-image/>
      </style:table-cell-properties>
    </style:style>
    <style:style style:name="Tableau10" style:family="table">
      <style:table-properties style:width="14.503cm" table:align="margins" fo:background-color="transparent">
        <style:background-image/>
      </style:table-properties>
    </style:style>
    <style:style style:name="Tableau10.A" style:family="table-column">
      <style:table-column-properties style:column-width="14.503cm" style:rel-column-width="65535*"/>
    </style:style>
    <style:style style:name="Tableau10.1" style:family="table-row">
      <style:table-row-properties fo:background-color="transparent">
        <style:background-image/>
      </style:table-row-properties>
    </style:style>
    <style:style style:name="Tableau10.A1" style:family="table-cell">
      <style:table-cell-properties fo:background-color="#ffffff" fo:padding="0cm" fo:border="none">
        <style:background-image/>
      </style:table-cell-properties>
    </style:style>
    <style:style style:name="Tableau11" style:family="table">
      <style:table-properties style:width="14.503cm" table:align="margins" fo:background-color="transparent">
        <style:background-image/>
      </style:table-properties>
    </style:style>
    <style:style style:name="Tableau11.A" style:family="table-column">
      <style:table-column-properties style:column-width="14.503cm" style:rel-column-width="65535*"/>
    </style:style>
    <style:style style:name="Tableau11.1" style:family="table-row">
      <style:table-row-properties fo:background-color="transparent">
        <style:background-image/>
      </style:table-row-properties>
    </style:style>
    <style:style style:name="Tableau11.A1" style:family="table-cell">
      <style:table-cell-properties fo:background-color="#ffffff" fo:padding="0cm" fo:border="none">
        <style:background-image/>
      </style:table-cell-properties>
    </style:style>
    <style:style style:name="Tableau1" style:family="table">
      <style:table-properties style:width="15.621cm" table:align="margins" fo:background-color="transparent">
        <style:background-image/>
      </style:table-properties>
    </style:style>
    <style:style style:name="Tableau1.A" style:family="table-column">
      <style:table-column-properties style:column-width="7.809cm" style:rel-column-width="32763*"/>
    </style:style>
    <style:style style:name="Tableau1.B" style:family="table-column">
      <style:table-column-properties style:column-width="7.812cm" style:rel-column-width="32772*"/>
    </style:style>
    <style:style style:name="Tableau1.1" style:family="table-row">
      <style:table-row-properties fo:background-color="transparent">
        <style:background-image/>
      </style:table-row-properties>
    </style:style>
    <style:style style:name="Tableau1.A1" style:family="table-cell">
      <style:table-cell-properties fo:background-color="#ffffff" fo:padding="0.097cm" fo:border="none">
        <style:background-image/>
      </style:table-cell-properties>
    </style:style>
    <style:style style:name="Tableau2" style:family="table">
      <style:table-properties style:width="15.621cm" table:align="margins" fo:background-color="transparent">
        <style:background-image/>
      </style:table-properties>
    </style:style>
    <style:style style:name="Tableau2.A" style:family="table-column">
      <style:table-column-properties style:column-width="7.811cm" style:rel-column-width="32767*"/>
    </style:style>
    <style:style style:name="Tableau2.B" style:family="table-column">
      <style:table-column-properties style:column-width="7.811cm" style:rel-column-width="32768*"/>
    </style:style>
    <style:style style:name="Tableau2.1" style:family="table-row">
      <style:table-row-properties fo:background-color="transparent">
        <style:background-image/>
      </style:table-row-properties>
    </style:style>
    <style:style style:name="Tableau2.A1" style:family="table-cell">
      <style:table-cell-properties fo:background-color="#ffffff" fo:padding="0.097cm" fo:border="none">
        <style:background-image/>
      </style:table-cell-properties>
    </style:style>
    <style:style style:name="Tableau3" style:family="table">
      <style:table-properties style:width="15.621cm" table:align="margins" fo:background-color="transparent">
        <style:background-image/>
      </style:table-properties>
    </style:style>
    <style:style style:name="Tableau3.A" style:family="table-column">
      <style:table-column-properties style:column-width="7.811cm" style:rel-column-width="32767*"/>
    </style:style>
    <style:style style:name="Tableau3.B" style:family="table-column">
      <style:table-column-properties style:column-width="7.811cm" style:rel-column-width="32768*"/>
    </style:style>
    <style:style style:name="Tableau3.1" style:family="table-row">
      <style:table-row-properties fo:background-color="transparent">
        <style:background-image/>
      </style:table-row-properties>
    </style:style>
    <style:style style:name="Tableau3.A1" style:family="table-cell">
      <style:table-cell-properties fo:background-color="#ffffff" fo:padding="0.097cm" fo:border="none">
        <style:background-image/>
      </style:table-cell-properties>
    </style:style>
    <style:style style:name="Tableau4" style:family="table">
      <style:table-properties style:width="15.621cm" table:align="margins" fo:background-color="transparent">
        <style:background-image/>
      </style:table-properties>
    </style:style>
    <style:style style:name="Tableau4.A" style:family="table-column">
      <style:table-column-properties style:column-width="15.621cm" style:rel-column-width="65535*"/>
    </style:style>
    <style:style style:name="Tableau4.1" style:family="table-row">
      <style:table-row-properties fo:background-color="transparent">
        <style:background-image/>
      </style:table-row-properties>
    </style:style>
    <style:style style:name="Tableau4.A1" style:family="table-cell">
      <style:table-cell-properties fo:background-color="#ffffff" fo:padding="0.097cm" fo:border="none">
        <style:background-image/>
      </style:table-cell-properties>
    </style:style>
    <style:style style:name="Tableau5" style:family="table">
      <style:table-properties style:width="15.621cm" table:align="margins" fo:background-color="transparent">
        <style:background-image/>
      </style:table-properties>
    </style:style>
    <style:style style:name="Tableau5.A" style:family="table-column">
      <style:table-column-properties style:column-width="15.621cm" style:rel-column-width="65535*"/>
    </style:style>
    <style:style style:name="Tableau5.1" style:family="table-row">
      <style:table-row-properties fo:background-color="transparent">
        <style:background-image/>
      </style:table-row-properties>
    </style:style>
    <style:style style:name="Tableau5.A1" style:family="table-cell">
      <style:table-cell-properties fo:background-color="#ffffff" fo:padding="0.097cm" fo:border="none">
        <style:background-image/>
      </style:table-cell-properties>
    </style:style>
    <style:style style:name="P1" style:family="paragraph" style:parent-style-name="Standard">
      <loext:graphic-properties draw:fill="solid" draw:fill-color="#ffffff"/>
      <style:paragraph-properties fo:margin-left="0cm" fo:margin-right="0cm" fo:margin-top="0cm" fo:margin-bottom="0cm" loext:contextual-spacing="false" fo:text-indent="0cm" style:auto-text-indent="false" fo:background-color="#ffffff"/>
    </style:style>
    <style:style style:name="P2" style:family="paragraph" style:parent-style-name="Table_20_Contents">
      <loext:graphic-properties draw:fill="solid" draw:fill-color="#ffffff"/>
      <style:paragraph-properties fo:margin-left="0cm" fo:margin-right="0cm" fo:margin-top="0cm" fo:margin-bottom="0cm" loext:contextual-spacing="false" fo:text-indent="0cm" style:auto-text-indent="false" fo:background-color="#ffffff"/>
    </style:style>
    <style:style style:name="P3" style:family="paragraph" style:parent-style-name="Text_20_body">
      <loext:graphic-properties draw:fill="solid" draw:fill-color="#ffffff"/>
      <style:paragraph-properties fo:margin-left="0cm" fo:margin-right="0cm" fo:margin-top="0cm" fo:margin-bottom="0cm" loext:contextual-spacing="false" fo:text-indent="0cm" style:auto-text-indent="false" fo:background-color="#ffffff"/>
    </style:style>
    <style:style style:name="P4" style:family="paragraph" style:parent-style-name="Text_20_body">
      <style:text-properties officeooo:rsid="00211646" officeooo:paragraph-rsid="00211646"/>
    </style:style>
    <style:style style:name="P5" style:family="paragraph" style:parent-style-name="Text_20_body">
      <style:text-properties officeooo:paragraph-rsid="00211646"/>
    </style:style>
    <style:style style:name="P6" style:family="paragraph" style:parent-style-name="Text_20_body">
      <style:paragraph-properties fo:break-before="page"/>
      <style:text-properties officeooo:rsid="00211646" officeooo:paragraph-rsid="00211646"/>
    </style:style>
    <style:style style:name="P7" style:family="paragraph" style:parent-style-name="Title">
      <style:paragraph-properties fo:break-before="page"/>
      <style:text-properties officeooo:rsid="00211646" officeooo:paragraph-rsid="00211646"/>
    </style:style>
    <style:style style:name="P8" style:family="paragraph" style:parent-style-name="Compétence">
      <style:text-properties fo:text-transform="uppercase" style:use-window-font-color="true" style:font-name="Ubuntu" fo:font-size="6pt" fo:font-weight="bold" officeooo:paragraph-rsid="003001e5" style:font-size-asian="12.0500001907349pt" style:font-weight-asian="bold" style:font-size-complex="13.8000001907349pt" style:font-weight-complex="bold" style:text-rotation-angle="0" style:text-rotation-scale="line-height"/>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rsid="002b955a" officeooo:paragraph-rsid="002b955a"/>
    </style:style>
    <style:style style:name="P11" style:family="paragraph" style:parent-style-name="Table_20_Contents">
      <style:paragraph-properties fo:text-align="center" style:justify-single-word="false"/>
      <style:text-properties style:font-name="Ubuntu" fo:font-size="7pt" officeooo:rsid="002c652c" officeooo:paragraph-rsid="002c652c" style:font-size-asian="7pt" style:font-size-complex="7pt"/>
    </style:style>
    <style:style style:name="P12" style:family="paragraph" style:parent-style-name="Table_20_Contents">
      <style:paragraph-properties fo:text-align="center" style:justify-single-word="false"/>
      <style:text-properties fo:font-size="7pt" officeooo:rsid="002c652c" officeooo:paragraph-rsid="002c652c" style:font-size-asian="7pt" style:font-size-complex="7pt"/>
    </style:style>
    <style:style style:name="P13" style:family="paragraph" style:parent-style-name="Table_20_Contents">
      <style:paragraph-properties fo:text-align="center" style:justify-single-word="false"/>
      <style:text-properties fo:font-size="7pt" officeooo:rsid="002e06c2" officeooo:paragraph-rsid="002e06c2" style:font-size-asian="7pt" style:font-size-complex="7pt"/>
    </style:style>
    <style:style style:name="P14" style:family="paragraph" style:parent-style-name="Table_20_Contents">
      <style:paragraph-properties fo:text-align="center" style:justify-single-word="false"/>
      <style:text-properties fo:font-size="7pt" officeooo:rsid="002e06c2" officeooo:paragraph-rsid="003001e5" style:font-size-asian="7pt" style:font-size-complex="7pt"/>
    </style:style>
    <style:style style:name="P15" style:family="paragraph" style:parent-style-name="Heading_20_1">
      <style:text-properties style:font-name="Ubuntu" fo:font-size="10pt" fo:font-weight="bold" officeooo:rsid="00211646" officeooo:paragraph-rsid="00211646" style:font-size-asian="13.6499996185303pt" style:font-weight-asian="bold" style:font-size-complex="15.6000003814697pt" style:font-weight-complex="bold"/>
    </style:style>
    <style:style style:name="P16" style:family="paragraph" style:parent-style-name="Heading_20_1">
      <style:text-properties officeooo:rsid="00211646" officeooo:paragraph-rsid="00211646"/>
    </style:style>
    <style:style style:name="P17" style:family="paragraph" style:parent-style-name="Heading_20_1">
      <style:paragraph-properties fo:break-before="column"/>
    </style:style>
    <style:style style:name="P18" style:family="paragraph" style:parent-style-name="Heading_20_1">
      <loext:graphic-properties draw:fill="solid" draw:fill-color="#ffffff"/>
      <style:paragraph-properties fo:margin-left="0cm" fo:margin-right="0cm" fo:margin-top="0cm" fo:margin-bottom="0cm" loext:contextual-spacing="false" fo:text-indent="0cm" style:auto-text-indent="false" fo:break-before="column" fo:background-color="#ffffff"/>
    </style:style>
    <style:style style:name="P19" style:family="paragraph" style:parent-style-name="Heading_20_1">
      <loext:graphic-properties draw:fill="solid" draw:fill-color="#ffffff"/>
      <style:paragraph-properties fo:margin-left="0cm" fo:margin-right="0cm" fo:margin-top="0cm" fo:margin-bottom="0cm" loext:contextual-spacing="false" fo:text-indent="0cm" style:auto-text-indent="false" fo:background-color="#ffffff"/>
    </style:style>
    <style:style style:name="P20" style:family="paragraph" style:parent-style-name="Heading_20_2">
      <loext:graphic-properties draw:fill="solid" draw:fill-color="#ffffff"/>
      <style:paragraph-properties fo:margin-left="0cm" fo:margin-right="0cm" fo:margin-top="0cm" fo:margin-bottom="0cm" loext:contextual-spacing="false" fo:text-indent="0cm" style:auto-text-indent="false" fo:background-color="#ffffff"/>
    </style:style>
    <style:style style:name="P21" style:family="paragraph" style:parent-style-name="Heading_20_3">
      <style:text-properties officeooo:paragraph-rsid="00389833"/>
    </style:style>
    <style:style style:name="P22" style:family="paragraph" style:parent-style-name="Heading_20_3">
      <loext:graphic-properties draw:fill="solid" draw:fill-color="#ffffff"/>
      <style:paragraph-properties fo:margin-left="0cm" fo:margin-right="0cm" fo:margin-top="0cm" fo:margin-bottom="0cm" loext:contextual-spacing="false" fo:text-indent="0cm" style:auto-text-indent="false" fo:background-color="#ffffff"/>
    </style:style>
    <style:style style:name="P23" style:family="paragraph" style:parent-style-name="List_20_1_20_Cont." style:list-style-name="List_20_1"/>
    <style:style style:name="P24" style:family="paragraph" style:parent-style-name="List_20_1_20_Cont.">
      <style:paragraph-properties fo:margin-left="0cm" fo:margin-right="0cm" fo:text-indent="0cm" style:auto-text-indent="false"/>
    </style:style>
    <style:style style:name="P25" style:family="paragraph" style:parent-style-name="Standard" style:list-style-name="L1">
      <loext:graphic-properties draw:fill="solid" draw:fill-color="#ffffff"/>
      <style:paragraph-properties fo:margin-left="0cm" fo:margin-right="0cm" fo:margin-top="0cm" fo:margin-bottom="0cm" loext:contextual-spacing="false" fo:text-indent="0cm" style:auto-text-indent="false" fo:background-color="#ffffff"/>
    </style:style>
    <style:style style:name="P26" style:family="paragraph" style:parent-style-name="Standard" style:list-style-name="L5">
      <loext:graphic-properties draw:fill="solid" draw:fill-color="#ffffff"/>
      <style:paragraph-properties fo:margin-left="0cm" fo:margin-right="0cm" fo:margin-top="0cm" fo:margin-bottom="0cm" loext:contextual-spacing="false" fo:text-indent="0cm" style:auto-text-indent="false" fo:background-color="#ffffff"/>
    </style:style>
    <style:style style:name="P27" style:family="paragraph" style:parent-style-name="Standard" style:list-style-name="L6">
      <loext:graphic-properties draw:fill="solid" draw:fill-color="#ffffff"/>
      <style:paragraph-properties fo:margin-left="0cm" fo:margin-right="0cm" fo:margin-top="0cm" fo:margin-bottom="0cm" loext:contextual-spacing="false" fo:text-indent="0cm" style:auto-text-indent="false" fo:background-color="#ffffff"/>
    </style:style>
    <style:style style:name="P28" style:family="paragraph" style:parent-style-name="Table_20_Contents" style:list-style-name="L4"/>
    <style:style style:name="P29" style:family="paragraph" style:parent-style-name="Table_20_Contents" style:list-style-name="L7">
      <loext:graphic-properties draw:fill="solid" draw:fill-color="#ffffff"/>
      <style:paragraph-properties fo:margin-left="0cm" fo:margin-right="0cm" fo:margin-top="0cm" fo:margin-bottom="0cm" loext:contextual-spacing="false" fo:text-indent="0cm" style:auto-text-indent="false" fo:background-color="#ffffff"/>
    </style:style>
    <style:style style:name="T1" style:family="text">
      <style:text-properties officeooo:rsid="001af547"/>
    </style:style>
    <style:style style:name="T2" style:family="text">
      <style:text-properties style:font-name="Ubuntu" fo:font-size="10pt" fo:font-style="italic" fo:font-weight="bold" officeooo:rsid="001af547" style:font-size-asian="9.94999980926514pt" style:font-style-asian="italic" style:font-weight-asian="bold" style:font-size-complex="11.3999996185303pt" style:font-style-complex="italic" style:font-weight-complex="bold"/>
    </style:style>
    <style:style style:name="T3" style:family="text">
      <style:text-properties style:font-name="Ubuntu" fo:font-size="10pt" officeooo:rsid="001af547"/>
    </style:style>
    <style:style style:name="T4" style:family="text">
      <style:text-properties officeooo:rsid="003001e5"/>
    </style:style>
    <style:style style:name="T5" style:family="text">
      <style:text-properties officeooo:rsid="0046a98a"/>
    </style:style>
    <style:style style:name="T6" style:family="text">
      <style:text-properties fo:text-transform="uppercase" style:font-name="Ubuntu" fo:font-size="9pt" fo:font-weight="bold" officeooo:rsid="0046a98a" style:font-size-asian="10.6000003814697pt" style:font-weight-asian="bold" style:font-size-complex="12.1000003814697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2835*" fo:start-indent="0cm" fo:end-indent="0cm"/>
          <style:column style:rel-width="9071*"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2cm" fo:text-indent="-0.635cm" fo:margin-left="1.6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7cm" fo:text-indent="-0.635cm" fo:margin-left="2.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2cm" fo:text-indent="-0.635cm" fo:margin-left="2.9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7cm" fo:text-indent="-0.635cm" fo:margin-left="3.5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2cm" fo:text-indent="-0.635cm" fo:margin-left="4.2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7cm" fo:text-indent="-0.635cm" fo:margin-left="4.8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2cm" fo:text-indent="-0.635cm" fo:margin-left="5.5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7cm" fo:text-indent="-0.635cm" fo:margin-left="6.1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2cm" fo:text-indent="-0.635cm" fo:margin-left="6.7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7cm" fo:text-indent="-0.635cm" fo:margin-left="7.40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92cm" fo:text-indent="-0.635cm" fo:margin-left="1.6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7cm" fo:text-indent="-0.635cm" fo:margin-left="2.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2cm" fo:text-indent="-0.635cm" fo:margin-left="2.9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7cm" fo:text-indent="-0.635cm" fo:margin-left="3.5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2cm" fo:text-indent="-0.635cm" fo:margin-left="4.2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7cm" fo:text-indent="-0.635cm" fo:margin-left="4.8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2cm" fo:text-indent="-0.635cm" fo:margin-left="5.5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7cm" fo:text-indent="-0.635cm" fo:margin-left="6.1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2cm" fo:text-indent="-0.635cm" fo:margin-left="6.7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7cm" fo:text-indent="-0.635cm" fo:margin-left="7.40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2cm" fo:text-indent="-0.635cm" fo:margin-left="1.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5cm" fo:text-indent="-0.635cm" fo:margin-left="2.1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cm" fo:text-indent="-0.635cm" fo:margin-left="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5cm" fo:text-indent="-0.635cm" fo:margin-left="3.4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cm" fo:text-indent="-0.635cm" fo:margin-left="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5cm" fo:text-indent="-0.635cm" fo:margin-left="4.6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cm" fo:text-indent="-0.635cm" fo:margin-left="5.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5cm" fo:text-indent="-0.635cm" fo:margin-left="5.9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cm" fo:text-indent="-0.635cm" fo:margin-left="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5cm" fo:text-indent="-0.635cm" fo:margin-left="7.2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2cm" fo:text-indent="-0.635cm" fo:margin-left="1.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55cm" fo:text-indent="-0.635cm" fo:margin-left="2.1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cm" fo:text-indent="-0.635cm" fo:margin-left="2.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25cm" fo:text-indent="-0.635cm" fo:margin-left="3.4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cm" fo:text-indent="-0.635cm" fo:margin-left="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95cm" fo:text-indent="-0.635cm" fo:margin-left="4.6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cm" fo:text-indent="-0.635cm" fo:margin-left="5.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65cm" fo:text-indent="-0.635cm" fo:margin-left="5.9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cm" fo:text-indent="-0.635cm" fo:margin-left="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35cm" fo:text-indent="-0.635cm" fo:margin-left="7.2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Title">Adrien Besnard</text:p>
          </table:table-cell>
          <table:covered-table-cell/>
        </table:table-row>
        <table:table-row table:style-name="Tableau6.2">
          <table:table-cell table:style-name="Tableau6.A2" office:value-type="string">
            <text:h text:style-name="Heading_20_1" text:outline-level="1">Contact</text:h>
            <table:table table:name="Tableau12" table:style-name="Tableau12">
              <table:table-column table:style-name="Tableau12.A"/>
              <table:table-column table:style-name="Tableau12.B"/>
              <table:table-row table:style-name="Tableau12.1">
                <table:table-cell table:style-name="Tableau12.A1" office:value-type="string">
                  <text:p text:style-name="P9"><draw:frame draw:style-name="fr1" draw:name="Image1" text:anchor-type="as-char" svg:width="0.3cm" svg:height="0.3cm" draw:z-index="0"><draw:image xlink:href="Pictures/100006C4000034EB000034EB34218CB0DD879DDB.svg" xlink:type="simple" xlink:show="embed" xlink:actuate="onLoad" loext:mime-type="image/svg+xml"/><draw:image xlink:href="Pictures/10000201000002C3000002C32686C3737F6C357C.png" xlink:type="simple" xlink:show="embed" xlink:actuate="onLoad" loext:mime-type="image/png"/></draw:frame></text:p>
                </table:table-cell>
                <table:table-cell table:style-name="Tableau12.A1" office:value-type="string">
                  <text:p text:style-name="Contact">+33(0)6 07 72 60 58</text:p>
                </table:table-cell>
              </table:table-row>
              <table:table-row table:style-name="Tableau12.1">
                <table:table-cell table:style-name="Tableau12.A1" office:value-type="string">
                  <text:p text:style-name="P9"><draw:frame draw:style-name="fr3" draw:name="Image2" text:anchor-type="as-char" svg:y="0cm" svg:width="0.3cm" svg:height="0.3cm" draw:z-index="2"><draw:image xlink:href="Pictures/1000085E00003505000035058AE5A208A40DF861.svg" xlink:type="simple" xlink:show="embed" xlink:actuate="onLoad" loext:mime-type="image/svg+xml"/><draw:image xlink:href="Pictures/10000201000002C3000002C3A278993F32E6EF38.png" xlink:type="simple" xlink:show="embed" xlink:actuate="onLoad" loext:mime-type="image/png"/></draw:frame></text:p>
                </table:table-cell>
                <table:table-cell table:style-name="Tableau12.A1" office:value-type="string">
                  <text:p text:style-name="Contact">adrien.besnard@gmail.com</text:p>
                </table:table-cell>
              </table:table-row>
              <table:table-row table:style-name="Tableau12.1">
                <table:table-cell table:style-name="Tableau12.A1" office:value-type="string">
                  <text:p text:style-name="P9"><draw:frame draw:style-name="fr2" draw:name="Image3" text:anchor-type="as-char" svg:width="0.3cm" svg:height="0.3cm" draw:z-index="3"><draw:image xlink:href="Pictures/1000084F000034EB000034EBD4694523DB3BB130.svg" xlink:type="simple" xlink:show="embed" xlink:actuate="onLoad" loext:mime-type="image/svg+xml"/><draw:image xlink:href="Pictures/10000201000002C3000002C3CDB162FEFE4EA262.png" xlink:type="simple" xlink:show="embed" xlink:actuate="onLoad" loext:mime-type="image/png"/></draw:frame></text:p>
                </table:table-cell>
                <table:table-cell table:style-name="Tableau12.A1" office:value-type="string">
                  <text:p text:style-name="Contact">Basé à Montreuil</text:p>
                </table:table-cell>
              </table:table-row>
              <table:table-row table:style-name="Tableau12.1">
                <table:table-cell table:style-name="Tableau12.A1" office:value-type="string">
                  <text:p text:style-name="P10"><draw:frame draw:style-name="fr2" draw:name="Image4" text:anchor-type="as-char" svg:width="0.3cm" svg:height="0.3cm" draw:z-index="1"><draw:image xlink:href="Pictures/10000FA600003505000035057E56B3039F451A10.svg" xlink:type="simple" xlink:show="embed" xlink:actuate="onLoad" loext:mime-type="image/svg+xml"/><draw:image xlink:href="Pictures/10000201000002C3000002C30AC2B586C5C38758.png" xlink:type="simple" xlink:show="embed" xlink:actuate="onLoad" loext:mime-type="image/png"/></draw:frame></text:p>
                </table:table-cell>
                <table:table-cell table:style-name="Tableau12.A1" office:value-type="string">
                  <text:p text:style-name="Contact">Nationalité française</text:p>
                </table:table-cell>
              </table:table-row>
            </table:table>
            <text:p text:style-name="Sections_20_suivantes">Profil</text:p>
            <text:p text:style-name="Text_20_body"/>
            <text:p text:style-name="Séctions_20_suivantes_20_sans_20_espacements">Compétence<text:span text:style-name="T4">S</text:span></text:p>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3" office:value-type="string">
                  <text:p text:style-name="Compétence"><text:span text:style-name="Compétence">Pilotage</text:span></text:p>
                </table:table-cell>
                <table:table-cell table:style-name="Tableau13.B1" office:value-type="string">
                  <text:p text:style-name="P11">Gestion de projet</text:p>
                </table:table-cell>
                <table:table-cell table:style-name="Tableau13.B1" office:value-type="string">
                  <text:p text:style-name="P13"><draw:frame draw:style-name="fr1" draw:name="Image5" text:anchor-type="as-char" svg:width="0.199cm" svg:height="0.199cm" draw:z-index="4"><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6" text:anchor-type="as-char" svg:width="0.199cm" svg:height="0.199cm" draw:z-index="5"><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7" text:anchor-type="as-char" svg:width="0.199cm" svg:height="0.199cm" draw:z-index="6"><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8" text:anchor-type="as-char" svg:width="0.199cm" svg:height="0.199cm" draw:z-index="7"><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9" text:anchor-type="as-char" svg:width="0.199cm" svg:height="0.199cm" draw:z-index="8"><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
                <table:covered-table-cell/>
                <table:table-cell table:style-name="Tableau13.B1" office:value-type="string">
                  <text:p text:style-name="P11">Agile</text:p>
                </table:table-cell>
                <table:table-cell table:style-name="Tableau13.B1" office:value-type="string">
                  <text:p text:style-name="P13"><draw:frame draw:style-name="fr1" draw:name="Image10" text:anchor-type="as-char" svg:width="0.199cm" svg:height="0.199cm" draw:z-index="9"><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11" text:anchor-type="as-char" svg:width="0.199cm" svg:height="0.199cm" draw:z-index="10"><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12" text:anchor-type="as-char" svg:width="0.199cm" svg:height="0.199cm" draw:z-index="11"><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13" text:anchor-type="as-char" svg:width="0.199cm" svg:height="0.199cm" draw:z-index="12"><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14" text:anchor-type="as-char" svg:width="0.199cm" svg:height="0.199cm" draw:z-index="13"><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
                <table:covered-table-cell/>
                <table:table-cell table:style-name="Tableau13.A1" office:value-type="string">
                  <text:p text:style-name="P11">Management</text:p>
                </table:table-cell>
                <table:table-cell table:style-name="Tableau13.A1" office:value-type="string">
                  <text:p text:style-name="P13"><draw:frame draw:style-name="fr1" draw:name="Image15" text:anchor-type="as-char" svg:width="0.199cm" svg:height="0.199cm" draw:z-index="14"><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16" text:anchor-type="as-char" svg:width="0.199cm" svg:height="0.199cm" draw:z-index="15"><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17" text:anchor-type="as-char" svg:width="0.199cm" svg:height="0.199cm" draw:z-index="16"><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18" text:anchor-type="as-char" svg:width="0.199cm" svg:height="0.199cm" draw:z-index="17"><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19" text:anchor-type="as-char" svg:width="0.199cm" svg:height="0.199cm" draw:z-index="18"><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
                <table:table-cell table:style-name="Tableau13.A4" table:number-rows-spanned="3" office:value-type="string">
                  <text:p text:style-name="Compétence"><text:span text:style-name="Compétence">Big Data</text:span></text:p>
                </table:table-cell>
                <table:table-cell table:style-name="Tableau13.B4" office:value-type="string">
                  <text:p text:style-name="P12">Hadoop</text:p>
                </table:table-cell>
                <table:table-cell table:style-name="Tableau13.B4" office:value-type="string">
                  <text:p text:style-name="P13"><draw:frame draw:style-name="fr1" draw:name="Image20" text:anchor-type="as-char" svg:width="0.199cm" svg:height="0.199cm" draw:z-index="19"><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21" text:anchor-type="as-char" svg:width="0.199cm" svg:height="0.199cm" draw:z-index="20"><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22" text:anchor-type="as-char" svg:width="0.199cm" svg:height="0.199cm" draw:z-index="21"><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23" text:anchor-type="as-char" svg:width="0.199cm" svg:height="0.199cm" draw:z-index="22"><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24" text:anchor-type="as-char" svg:width="0.199cm" svg:height="0.199cm" draw:z-index="23"><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
                <table:covered-table-cell/>
                <table:table-cell table:style-name="Tableau13.B1" office:value-type="string">
                  <text:p text:style-name="P12">Spark</text:p>
                </table:table-cell>
                <table:table-cell table:style-name="Tableau13.B1" office:value-type="string">
                  <text:p text:style-name="P13"><draw:frame draw:style-name="fr1" draw:name="Image25" text:anchor-type="as-char" svg:width="0.199cm" svg:height="0.199cm" draw:z-index="24"><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26" text:anchor-type="as-char" svg:width="0.199cm" svg:height="0.199cm" draw:z-index="25"><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27" text:anchor-type="as-char" svg:width="0.199cm" svg:height="0.199cm" draw:z-index="26"><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28" text:anchor-type="as-char" svg:width="0.199cm" svg:height="0.199cm" draw:z-index="27"><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29" text:anchor-type="as-char" svg:width="0.199cm" svg:height="0.199cm" draw:z-index="28"><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
                <table:covered-table-cell/>
                <table:table-cell table:style-name="Tableau13.A1" office:value-type="string">
                  <text:p text:style-name="P12">Cassandra</text:p>
                </table:table-cell>
                <table:table-cell table:style-name="Tableau13.A1" office:value-type="string">
                  <text:p text:style-name="P13"><draw:frame draw:style-name="fr1" draw:name="Image30" text:anchor-type="as-char" svg:width="0.199cm" svg:height="0.199cm" draw:z-index="29"><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31" text:anchor-type="as-char" svg:width="0.199cm" svg:height="0.199cm" draw:z-index="30"><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32" text:anchor-type="as-char" svg:width="0.199cm" svg:height="0.199cm" draw:z-index="31"><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33" text:anchor-type="as-char" svg:width="0.199cm" svg:height="0.199cm" draw:z-index="32"><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34" text:anchor-type="as-char" svg:width="0.199cm" svg:height="0.199cm" draw:z-index="33"><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
                <table:table-cell table:style-name="Tableau13.A4" table:number-rows-spanned="2" office:value-type="string">
                  <text:p text:style-name="Compétence"><text:span text:style-name="Compétence">DevOps</text:span></text:p>
                </table:table-cell>
                <table:table-cell table:style-name="Tableau13.B4" office:value-type="string">
                  <text:p text:style-name="P12">Ansible</text:p>
                </table:table-cell>
                <table:table-cell table:style-name="Tableau13.B4" office:value-type="string">
                  <text:p text:style-name="P13"><draw:frame draw:style-name="fr1" draw:name="Image35" text:anchor-type="as-char" svg:width="0.199cm" svg:height="0.199cm" draw:z-index="34"><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36" text:anchor-type="as-char" svg:width="0.199cm" svg:height="0.199cm" draw:z-index="35"><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37" text:anchor-type="as-char" svg:width="0.199cm" svg:height="0.199cm" draw:z-index="36"><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38" text:anchor-type="as-char" svg:width="0.199cm" svg:height="0.199cm" draw:z-index="37"><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39" text:anchor-type="as-char" svg:width="0.199cm" svg:height="0.199cm" draw:z-index="38"><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
                <table:covered-table-cell/>
                <table:table-cell table:style-name="Tableau13.A1" office:value-type="string">
                  <text:p text:style-name="P12">Linux</text:p>
                </table:table-cell>
                <table:table-cell table:style-name="Tableau13.A1" office:value-type="string">
                  <text:p text:style-name="P13"><draw:frame draw:style-name="fr1" draw:name="Image40" text:anchor-type="as-char" svg:width="0.199cm" svg:height="0.199cm" draw:z-index="39"><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41" text:anchor-type="as-char" svg:width="0.199cm" svg:height="0.199cm" draw:z-index="40"><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42" text:anchor-type="as-char" svg:width="0.199cm" svg:height="0.199cm" draw:z-index="41"><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43" text:anchor-type="as-char" svg:width="0.199cm" svg:height="0.199cm" draw:z-index="42"><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44" text:anchor-type="as-char" svg:width="0.199cm" svg:height="0.199cm" draw:z-index="43"><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
                <table:table-cell table:style-name="Tableau13.A4" table:number-rows-spanned="3" office:value-type="string">
                  <text:p text:style-name="Compétence"><text:span text:style-name="Compétence">Streaming</text:span></text:p>
                </table:table-cell>
                <table:table-cell table:style-name="Tableau13.B4" office:value-type="string">
                  <text:p text:style-name="P12">Kafka</text:p>
                </table:table-cell>
                <table:table-cell table:style-name="Tableau13.B4" office:value-type="string">
                  <text:p text:style-name="P13"><draw:frame draw:style-name="fr1" draw:name="Image45" text:anchor-type="as-char" svg:width="0.199cm" svg:height="0.199cm" draw:z-index="44"><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46" text:anchor-type="as-char" svg:width="0.199cm" svg:height="0.199cm" draw:z-index="45"><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47" text:anchor-type="as-char" svg:width="0.199cm" svg:height="0.199cm" draw:z-index="46"><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48" text:anchor-type="as-char" svg:width="0.199cm" svg:height="0.199cm" draw:z-index="47"><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49" text:anchor-type="as-char" svg:width="0.199cm" svg:height="0.199cm" draw:z-index="48"><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
                <table:covered-table-cell/>
                <table:table-cell table:style-name="Tableau13.B1" office:value-type="string">
                  <text:p text:style-name="P12">Akka Stream</text:p>
                </table:table-cell>
                <table:table-cell table:style-name="Tableau13.B1" office:value-type="string">
                  <text:p text:style-name="P13"><draw:frame draw:style-name="fr1" draw:name="Image50" text:anchor-type="as-char" svg:width="0.199cm" svg:height="0.199cm" draw:z-index="49"><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51" text:anchor-type="as-char" svg:width="0.199cm" svg:height="0.199cm" draw:z-index="50"><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52" text:anchor-type="as-char" svg:width="0.199cm" svg:height="0.199cm" draw:z-index="51"><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53" text:anchor-type="as-char" svg:width="0.199cm" svg:height="0.199cm" draw:z-index="52"><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54" text:anchor-type="as-char" svg:width="0.199cm" svg:height="0.199cm" draw:z-index="53"><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
                <table:covered-table-cell/>
                <table:table-cell table:style-name="Tableau13.A1" office:value-type="string">
                  <text:p text:style-name="P13">FS2</text:p>
                </table:table-cell>
                <table:table-cell table:style-name="Tableau13.A1" office:value-type="string">
                  <text:p text:style-name="P14"><draw:frame draw:style-name="fr1" draw:name="Image85" text:anchor-type="as-char" svg:width="0.199cm" svg:height="0.199cm" draw:z-index="79"><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86" text:anchor-type="as-char" svg:width="0.199cm" svg:height="0.199cm" draw:z-index="80"><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87" text:anchor-type="as-char" svg:width="0.199cm" svg:height="0.199cm" draw:z-index="81"><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88" text:anchor-type="as-char" svg:width="0.199cm" svg:height="0.199cm" draw:z-index="82"><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89" text:anchor-type="as-char" svg:width="0.199cm" svg:height="0.199cm" draw:z-index="83"><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
                <table:table-cell table:style-name="Tableau13.A4" table:number-rows-spanned="2" office:value-type="string">
                  <text:p text:style-name="Compétence"><text:span text:style-name="Compétence">SG</text:span><text:span text:style-name="Compétence"><text:span text:style-name="T4">BD</text:span></text:span></text:p>
                </table:table-cell>
                <table:table-cell table:style-name="Tableau13.B4" office:value-type="string">
                  <text:p text:style-name="P12">Oracle</text:p>
                </table:table-cell>
                <table:table-cell table:style-name="Tableau13.B4" office:value-type="string">
                  <text:p text:style-name="P13"><draw:frame draw:style-name="fr1" draw:name="Image55" text:anchor-type="as-char" svg:width="0.199cm" svg:height="0.199cm" draw:z-index="54"><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56" text:anchor-type="as-char" svg:width="0.199cm" svg:height="0.199cm" draw:z-index="55"><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57" text:anchor-type="as-char" svg:width="0.199cm" svg:height="0.199cm" draw:z-index="56"><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58" text:anchor-type="as-char" svg:width="0.199cm" svg:height="0.199cm" draw:z-index="57"><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59" text:anchor-type="as-char" svg:width="0.199cm" svg:height="0.199cm" draw:z-index="58"><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
                <table:covered-table-cell/>
                <table:table-cell table:style-name="Tableau13.A1" office:value-type="string">
                  <text:p text:style-name="P12">PostgreSQL</text:p>
                </table:table-cell>
                <table:table-cell table:style-name="Tableau13.A1" office:value-type="string">
                  <text:p text:style-name="P13"><draw:frame draw:style-name="fr1" draw:name="Image60" text:anchor-type="as-char" svg:width="0.199cm" svg:height="0.199cm" draw:z-index="59"><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61" text:anchor-type="as-char" svg:width="0.199cm" svg:height="0.199cm" draw:z-index="60"><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62" text:anchor-type="as-char" svg:width="0.199cm" svg:height="0.199cm" draw:z-index="61"><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63" text:anchor-type="as-char" svg:width="0.199cm" svg:height="0.199cm" draw:z-index="62"><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64" text:anchor-type="as-char" svg:width="0.199cm" svg:height="0.199cm" draw:z-index="63"><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
                <table:table-cell table:style-name="Tableau13.A4" table:number-rows-spanned="4" office:value-type="string">
                  <text:p text:style-name="P8"><text:span text:style-name="Compétence"><text:span text:style-name="T4">Language</text:span></text:span></text:p>
                </table:table-cell>
                <table:table-cell table:style-name="Tableau13.B4" office:value-type="string">
                  <text:p text:style-name="P12">Scala</text:p>
                </table:table-cell>
                <table:table-cell table:style-name="Tableau13.B4" office:value-type="string">
                  <text:p text:style-name="P13"><draw:frame draw:style-name="fr1" draw:name="Image65" text:anchor-type="as-char" svg:width="0.199cm" svg:height="0.199cm" draw:z-index="64"><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66" text:anchor-type="as-char" svg:width="0.199cm" svg:height="0.199cm" draw:z-index="65"><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67" text:anchor-type="as-char" svg:width="0.199cm" svg:height="0.199cm" draw:z-index="66"><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68" text:anchor-type="as-char" svg:width="0.199cm" svg:height="0.199cm" draw:z-index="67"><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69" text:anchor-type="as-char" svg:width="0.199cm" svg:height="0.199cm" draw:z-index="68"><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5">
                <table:covered-table-cell/>
                <table:table-cell table:style-name="Tableau13.B1" office:value-type="string">
                  <text:p text:style-name="P12">Java</text:p>
                </table:table-cell>
                <table:table-cell table:style-name="Tableau13.B1" office:value-type="string">
                  <text:p text:style-name="P13"><draw:frame draw:style-name="fr1" draw:name="Image70" text:anchor-type="as-char" svg:width="0.199cm" svg:height="0.199cm" draw:z-index="69"><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71" text:anchor-type="as-char" svg:width="0.199cm" svg:height="0.199cm" draw:z-index="70"><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72" text:anchor-type="as-char" svg:width="0.199cm" svg:height="0.199cm" draw:z-index="71"><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73" text:anchor-type="as-char" svg:width="0.199cm" svg:height="0.199cm" draw:z-index="72"><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74" text:anchor-type="as-char" svg:width="0.199cm" svg:height="0.199cm" draw:z-index="73"><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6">
                <table:covered-table-cell/>
                <table:table-cell table:style-name="Tableau13.B1" office:value-type="string">
                  <text:p text:style-name="P12">Javascript</text:p>
                </table:table-cell>
                <table:table-cell table:style-name="Tableau13.B1" office:value-type="string">
                  <text:p text:style-name="P13"><draw:frame draw:style-name="fr1" draw:name="Image80" text:anchor-type="as-char" svg:width="0.199cm" svg:height="0.199cm" draw:z-index="84"><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81" text:anchor-type="as-char" svg:width="0.199cm" svg:height="0.199cm" draw:z-index="85"><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82" text:anchor-type="as-char" svg:width="0.199cm" svg:height="0.199cm" draw:z-index="86"><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83" text:anchor-type="as-char" svg:width="0.199cm" svg:height="0.199cm" draw:z-index="87"><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84" text:anchor-type="as-char" svg:width="0.199cm" svg:height="0.199cm" draw:z-index="88"><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row table:style-name="Tableau13.17">
                <table:covered-table-cell/>
                <table:table-cell table:style-name="Tableau13.A1" office:value-type="string">
                  <text:p text:style-name="P12">Python</text:p>
                </table:table-cell>
                <table:table-cell table:style-name="Tableau13.A1" office:value-type="string">
                  <text:p text:style-name="P13"><draw:frame draw:style-name="fr1" draw:name="Image75" text:anchor-type="as-char" svg:width="0.199cm" svg:height="0.199cm" draw:z-index="74"><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76" text:anchor-type="as-char" svg:width="0.199cm" svg:height="0.199cm" draw:z-index="75"><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77" text:anchor-type="as-char" svg:width="0.199cm" svg:height="0.199cm" draw:z-index="76"><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78" text:anchor-type="as-char" svg:width="0.199cm" svg:height="0.199cm" draw:z-index="77"><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draw:frame draw:style-name="fr1" draw:name="Image79" text:anchor-type="as-char" svg:width="0.199cm" svg:height="0.199cm" draw:z-index="78"><draw:image xlink:href="Pictures/100004F90000052900000529ED1B9DAE5FCD7A75.svg" xlink:type="simple" xlink:show="embed" xlink:actuate="onLoad" loext:mime-type="image/svg+xml"/><draw:image xlink:href="Pictures/100002010000004900000049BBCAE2D760F92A84.png" xlink:type="simple" xlink:show="embed" xlink:actuate="onLoad" loext:mime-type="image/png"/></draw:frame></text:p>
                </table:table-cell>
              </table:table-row>
            </table:table>
            <text:p text:style-name="Sections_20_suivantes">Intérêt</text:p>
          </table:table-cell>
          <table:table-cell table:style-name="Tableau6.B2" office:value-type="string">
            <text:h text:style-name="P17" text:outline-level="1">Expérience professionnelle</text:h>
            <text:h text:style-name="Heading_20_2" text:outline-level="2">OCTO Technology</text:h>
            <text:h text:style-name="Heading_20_3" text:outline-level="3"><text:span text:style-name="Période_2c__20_fonction_2c__20_client_20_et_20_projet">Tech Lead / </text:span><text:span text:style-name="Période_2c__20_fonction_2c__20_client_20_et_20_projet"><text:span text:style-name="T5">Chef de projet</text:span></text:span><text:span text:style-name="Période_2c__20_fonction_2c__20_client_20_et_20_projet"><text:tab/>BNP Paribas BDDF<text:tab/>Mon Poste</text:span></text:h>
            <text:p text:style-name="Période"><text:span text:style-name="Période_2c__20_fonction_2c__20_client_20_et_20_projet">De juin 2018 à aujourd’hui</text:span></text:p>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Standard">Mise en place d’une architecture Lambda (Batch et Streaming) destinée à transformer la données issue du Mainframe sous forme de modèle d’entreprise</text:p>
                </table:table-cell>
                <table:covered-table-cell/>
              </table:table-row>
              <table:table-row table:style-name="Tableau7.1">
                <table:table-cell table:style-name="Tableau7.A1" office:value-type="string">
                  <text:list xml:id="list520233324" text:style-name="List_20_1">
                    <text:list-item>
                      <text:p text:style-name="List_20_1_20_Cont.">Définition des bonnes pratiques de développement</text:p>
                      <text:list>
                        <text:list-item>
                          <text:p text:style-name="List_20_2_20_Cont.">Méthodologie de développement</text:p>
                        </text:list-item>
                        <text:list-item>
                          <text:p text:style-name="List_20_2_20_Cont.">Intégration continue</text:p>
                        </text:list-item>
                        <text:list-item>
                          <text:p text:style-name="List_20_2_20_Cont.">Garant des rituels Agile (Daily, Rétro, etc.)</text:p>
                        </text:list-item>
                      </text:list>
                    </text:list-item>
                    <text:list-item>
                      <text:p text:style-name="List_20_1_20_Cont.">Organisation de la passation en vue de la TMA</text:p>
                    </text:list-item>
                    <text:list-item>
                      <text:p text:style-name="List_20_1_20_Cont.">Suivi de production</text:p>
                    </text:list-item>
                  </text:list>
                </table:table-cell>
                <table:table-cell table:style-name="Tableau7.B2" office:value-type="string">
                  <text:list xml:id="list92825851903374" text:continue-numbering="true" text:style-name="List_20_1">
                    <text:list-item>
                      <text:p text:style-name="List_20_1_20_Cont.">Confluent Plateform</text:p>
                    </text:list-item>
                    <text:list-item>
                      <text:p text:style-name="List_20_1_20_Cont.">Akka Stream</text:p>
                    </text:list-item>
                    <text:list-item>
                      <text:p text:style-name="List_20_1_20_Cont.">Apache Spark</text:p>
                    </text:list-item>
                    <text:list-item>
                      <text:p text:style-name="List_20_1_20_Cont.">Scala</text:p>
                    </text:list-item>
                    <text:list-item>
                      <text:p text:style-name="List_20_1_20_Cont.">SBT et Maven</text:p>
                    </text:list-item>
                    <text:list-item>
                      <text:p text:style-name="List_20_1_20_Cont.">HDP 2.6</text:p>
                    </text:list-item>
                    <text:list-item>
                      <text:p text:style-name="List_20_1_20_Cont.">Hive</text:p>
                    </text:list-item>
                  </text:list>
                </table:table-cell>
              </table:table-row>
            </table:table>
            <text:p text:style-name="Expériences_20_suivantes">Tech Lead<text:tab/>VSCT<text:tab/>COSMO</text:p>
            <text:p text:style-name="Période">De juin 2017 à juin 2018</text:p>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Standard">Refonte du Backend de l’application de contrôle des controleurs TGV et TER de la SNCF</text:p>
                </table:table-cell>
                <table:covered-table-cell/>
              </table:table-row>
              <table:table-row table:style-name="Tableau8.1">
                <table:table-cell table:style-name="Tableau8.A2" office:value-type="string">
                  <text:list xml:id="list92824403915732" text:continue-numbering="true" text:style-name="List_20_1">
                    <text:list-item>
                      <text:p text:style-name="List_20_1_20_Cont.">Participation à l’architecture CQRS orientée micro-services</text:p>
                      <text:list>
                        <text:list-item>
                          <text:p text:style-name="List_20_2_20_Cont.">Mise en place de connecteurs scalables et résilients</text:p>
                        </text:list-item>
                        <text:list-item>
                          <text:p text:style-name="List_20_2_20_Cont.">Modélisation des évènements (prise en compte des montées de version, etc.)</text:p>
                        </text:list-item>
                      </text:list>
                    </text:list-item>
                    <text:list-item>
                      <text:p text:style-name="List_20_1_20_Cont.">Harmonisation des méthodes de développement au sein des Feature Teams</text:p>
                    </text:list-item>
                    <text:list-item>
                      <text:p text:style-name="List_20_1_20_Cont.">Mise en place du monitoring avec alterting automatique</text:p>
                    </text:list-item>
                    <text:list-item>
                      <text:p text:style-name="List_20_1_20_Cont.">Suivi de production</text:p>
                    </text:list-item>
                  </text:list>
                </table:table-cell>
                <table:table-cell table:style-name="Tableau8.B2" office:value-type="string">
                  <text:list xml:id="list92824758910890" text:continue-numbering="true" text:style-name="List_20_1">
                    <text:list-item>
                      <text:p text:style-name="P23">Scala 2.12 avec Maven</text:p>
                    </text:list-item>
                    <text:list-item>
                      <text:p text:style-name="P23">Apache ZooKeeper 3.4.12</text:p>
                    </text:list-item>
                    <text:list-item>
                      <text:p text:style-name="P23">Akka / Akka Stream 2.5.2</text:p>
                    </text:list-item>
                    <text:list-item>
                      <text:p text:style-name="P23">Akka HTTP 10.0.9</text:p>
                    </text:list-item>
                    <text:list-item>
                      <text:p text:style-name="P23">Apache Kafka 0.9.0</text:p>
                    </text:list-item>
                    <text:list-item>
                      <text:p text:style-name="P23">Méthode Agile (Daily Standup Meetings, Backlog Grooming, etc.)</text:p>
                    </text:list-item>
                  </text:list>
                </table:table-cell>
              </table:table-row>
            </table:table>
            <text:p text:style-name="Expériences_20_suivantes">Développeur<text:tab/>CACIB<text:tab/>Framework MASAI</text:p>
            <text:p text:style-name="Période">D’octobre 2016 à juin 2018</text:p>
            <table:table table:name="Tableau9" table:style-name="Tableau9">
              <table:table-column table:style-name="Tableau9.A"/>
              <table:table-row table:style-name="Tableau9.1">
                <table:table-cell table:style-name="Tableau9.A1" office:value-type="string">
                  <text:p text:style-name="Standard">Développement d’un framework d’exploitation des données destiné à simplifier la génération et l’émission de rapports par les régulateurs dans le cadre réglementaire « Bâle IV »</text:p>
                </table:table-cell>
              </table:table-row>
            </table:table>
            <text:p text:style-name="Sociétés_20_suivantes">StarClay</text:p>
            <text:h text:style-name="P21" text:outline-level="3">Tech Lead<text:tab/>Coliposte<text:tab/>SI Réactif</text:h>
            <text:p text:style-name="Période">De juin 2015 à octobre 2016</text:p>
            <table:table table:name="Tableau10" table:style-name="Tableau10">
              <table:table-column table:style-name="Tableau10.A"/>
              <table:table-row table:style-name="Tableau10.1">
                <table:table-cell table:style-name="Tableau10.A1" office:value-type="string">
                  <text:p text:style-name="Table_20_Contents">Réalisation d’une feature réactive s’inscrivant dans le cadre de la refonte du SI du Pôle Colis dont l’objectif est le scaling horizontal de la plateforme sur Azure / OVH lors de la période forte de l’année </text:p>
                </table:table-cell>
              </table:table-row>
            </table:table>
            <text:p text:style-name="Expériences_20_suivantes">Développeur<text:tab/>BNP Paribas CIB<text:tab/><text:span text:style-name="T6">Datawarehouse</text:span></text:p>
            <text:p text:style-name="Période">D’avril 2012 à mai 2015</text:p>
            <table:table table:name="Tableau11" table:style-name="Tableau11">
              <table:table-column table:style-name="Tableau11.A"/>
              <table:table-row table:style-name="Tableau11.1">
                <table:table-cell table:style-name="Tableau11.A1" office:value-type="string">
                  <text:p text:style-name="Standard">Système décisionnel reposant sur un datawarehouse des ordres et des exécutions réalisées par les automates de trading sur les marchés électroniques (Euronext, Xetra, etc.) et sur un ensemble de datamarts utilisés pour la visualisation et l'analyse des trades pour le front, middle et back-office</text:p>
                </table:table-cell>
              </table:table-row>
            </table:table>
            <text:p text:style-name="Sections_20_suivantes">Publications</text:p>
            <text:p text:style-name="Standard"/>
            <text:p text:style-name="Sections_20_suivantes">Formations</text:p>
          </table:table-cell>
        </table:table-row>
        <text:soft-page-break/>
        <table:table-row table:style-name="Tableau6.2">
          <table:table-cell table:style-name="Tableau6.A3" office:value-type="string">
            <text:h text:style-name="Heading_20_1" text:outline-level="1"/>
          </table:table-cell>
          <table:table-cell table:style-name="Tableau6.B3" office:value-type="string">
            <text:h text:style-name="P17" text:outline-level="1"/>
          </table:table-cell>
        </table:table-row>
      </table:table>
      <text:p text:style-name="Standard"/>
      <text:p text:style-name="P7">Adrien Besnard</text:p>
      <text:p text:style-name="P4"/>
      <text:p text:style-name="P4"/>
      <text:p text:style-name="P4"/>
      <text:p text:style-name="P4"/>
      <text:p text:style-name="P6"/>
      <text:p text:style-name="Standard">J’aime faire caca</text:p>
      <text:section text:style-name="Sect1" text:name="Section1">
        <text:h text:style-name="P15" text:outline-level="1">Contact</text:h>
        <text:h text:style-name="P16" text:outline-level="1">Profile</text:h>
        <text:h text:style-name="P16" text:outline-level="1">Compétences</text:h>
        <text:p text:style-name="P5"/>
        <text:h text:style-name="Heading_20_1" text:outline-level="1"/>
        <text:h text:style-name="P18" text:outline-level="1">Expérience professionnelle</text:h>
        <text:h text:style-name="P20" text:outline-level="2">OCTO Technology</text:h>
        <text:h text:style-name="P22" text:outline-level="3">De juin 2018 à aujourd’hui<text:tab/>Tech Lead<text:tab/>BNP Paribas BDDF<text:tab/>Mon Poste</text:h>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Mise en place d’une architecture Lambda (Batch et Streaming) destinée à transformer la données issue du Mainframe sous forme de modèle d’entreprise</text:p>
            </table:table-cell>
            <table:covered-table-cell/>
          </table:table-row>
          <table:table-row table:style-name="Tableau1.1">
            <table:table-cell table:style-name="Tableau1.A1" office:value-type="string">
              <text:list xml:id="list3718605944" text:style-name="L1">
                <text:list-item>
                  <text:p text:style-name="P25">Définition des bonnes pratiques de développement</text:p>
                  <text:list>
                    <text:list-item>
                      <text:p text:style-name="P25">Méthodologie de développement</text:p>
                    </text:list-item>
                    <text:list-item>
                      <text:p text:style-name="P25">Intégration continue</text:p>
                    </text:list-item>
                  </text:list>
                </text:list-item>
                <text:list-item>
                  <text:p text:style-name="P25">Garant des rituels Agile (Daily, Rétro, etc.)</text:p>
                </text:list-item>
                <text:list-item>
                  <text:p text:style-name="P25">Organisation de la passation en vue de la TMA</text:p>
                </text:list-item>
                <text:list-item>
                  <text:p text:style-name="P25">Suivi de production</text:p>
                </text:list-item>
              </text:list>
            </table:table-cell>
            <table:table-cell table:style-name="Tableau1.A1" office:value-type="string">
              <text:list xml:id="list92825720978165" text:continue-numbering="true" text:style-name="L1">
                <text:list-item>
                  <text:p text:style-name="P25">Confluent Plateform</text:p>
                </text:list-item>
                <text:list-item>
                  <text:p text:style-name="P25">Akka Stream</text:p>
                </text:list-item>
                <text:list-item>
                  <text:p text:style-name="P25">Apache Spark</text:p>
                </text:list-item>
                <text:list-item>
                  <text:p text:style-name="P25">Scala</text:p>
                </text:list-item>
                <text:list-item>
                  <text:p text:style-name="P25">SBT et Maven</text:p>
                </text:list-item>
                <text:list-item>
                  <text:p text:style-name="P25">HDP 2.6</text:p>
                </text:list-item>
                <text:list-item>
                  <text:p text:style-name="P25">Hive</text:p>
                </text:list-item>
              </text:list>
            </table:table-cell>
          </table:table-row>
        </table:table>
        <text:h text:style-name="P22" text:outline-level="3">De juin 2017 à juin 2018<text:tab/>Tech Lead<text:tab/>VSCT<text:tab/>COSMO</text:h>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Refonte du Backend de l’application de contrôle des controleurs TGV et TER de la SNCF</text:p>
            </table:table-cell>
            <table:covered-table-cell/>
          </table:table-row>
          <table:table-row table:style-name="Tableau2.1">
            <table:table-cell table:style-name="Tableau2.A1" office:value-type="string">
              <text:list xml:id="list1293266896" text:style-name="L5">
                <text:list-item>
                  <text:p text:style-name="P26">Participation à l’architecture CQRS orientée micro-services</text:p>
                  <text:list>
                    <text:list-item>
                      <text:p text:style-name="P26">Mise en place de connecteurs scalables et résilients</text:p>
                    </text:list-item>
                    <text:list-item>
                      <text:p text:style-name="P26">Modélisation des évènements (prise en compte des montées de version, etc.)</text:p>
                    </text:list-item>
                  </text:list>
                </text:list-item>
                <text:list-item>
                  <text:p text:style-name="P26">Harmonisation des méthodes de développement au sein des Feature Teams</text:p>
                </text:list-item>
                <text:list-item>
                  <text:p text:style-name="P26">Mise en place du monitoring avec alterting automatique</text:p>
                </text:list-item>
                <text:list-item>
                  <text:p text:style-name="P26">Suivi de production</text:p>
                </text:list-item>
              </text:list>
            </table:table-cell>
            <table:table-cell table:style-name="Tableau2.A1" office:value-type="string">
              <text:list xml:id="list92824269697534" text:continue-numbering="true" text:style-name="L5">
                <text:list-item>
                  <text:p text:style-name="P26">Scala 2.12 avec Maven</text:p>
                </text:list-item>
                <text:list-item>
                  <text:p text:style-name="P26">Apache ZooKeeper 3.4.12</text:p>
                </text:list-item>
                <text:list-item>
                  <text:p text:style-name="P26">Akka / Akka Stream 2.5.2</text:p>
                </text:list-item>
                <text:list-item>
                  <text:p text:style-name="P26">Akka HTTP 10.0.9</text:p>
                </text:list-item>
                <text:list-item>
                  <text:p text:style-name="P26">Apache Kafka 0.9.0</text:p>
                </text:list-item>
                <text:list-item>
                  <text:p text:style-name="P26">Méthode Agile (Daily Standup Meetings, Backlog Grooming, etc.)</text:p>
                </text:list-item>
              </text:list>
            </table:table-cell>
          </table:table-row>
        </table:table>
        <text:h text:style-name="P22" text:outline-level="3">D’octobre 2016 à juin 2018<text:tab/>Développeur<text:tab/><text:span text:style-name="T2">CACIB</text:span><text:tab/>Framework MASAI</text:h>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3">Développement d’un framework d’exploitation des données destiné à simplifier la génération et l’émission de rapports par les régulateurs dans le cadre réglementaire « Bâle IV »</text:p>
            </table:table-cell>
            <table:covered-table-cell/>
          </table:table-row>
          <table:table-row table:style-name="Tableau3.1">
            <table:table-cell table:style-name="Tableau3.A1" office:value-type="string">
              <text:list xml:id="list1474318738" text:style-name="L6">
                <text:list-item>
                  <text:p text:style-name="P27">Création de module d’automatisation de tâches quotidiennes </text:p>
                  <text:list>
                    <text:list-item>
                      <text:p text:style-name="P27">Packaging et déploiement des applications</text:p>
                    </text:list-item>
                    <text:list-item>
                      <text:p text:style-name="P27">Tests d’intégration des applications</text:p>
                    </text:list-item>
                    <text:list-item>
                      <text:p text:style-name="P27">Propagation et versionning de la configuration entre les différents middlewares</text:p>
                    </text:list-item>
                  </text:list>
                </text:list-item>
                <text:list-item>
                  <text:p text:style-name="P27">Gestion des cas d’erreur de manière automatisée</text:p>
                </text:list-item>
                <text:list-item>
                  <text:p text:style-name="P27">Intégration du linéage des données</text:p>
                </text:list-item>
              </text:list>
            </table:table-cell>
            <table:table-cell table:style-name="Tableau3.A1" office:value-type="string">
              <text:list xml:id="list1590478412" text:style-name="L7">
                <text:list-item>
                  <text:p text:style-name="P29">Environnent sous HDP 2.5 avec Kerberos</text:p>
                  <text:list>
                    <text:list-item>
                      <text:p text:style-name="P29">Hadoop</text:p>
                    </text:list-item>
                    <text:list-item>
                      <text:p text:style-name="P29">YARN</text:p>
                    </text:list-item>
                    <text:list-item>
                      <text:p text:style-name="P29">HDFS</text:p>
                    </text:list-item>
                  </text:list>
                </text:list-item>
                <text:list-item>
                  <text:p text:style-name="P29">Middlewares</text:p>
                  <text:list>
                    <text:list-item>
                      <text:p text:style-name="P29">Apache Spark 1.6.1</text:p>
                    </text:list-item>
                    <text:list-item>
                      <text:p text:style-name="P29">Apache Kafka 0.9.0 / 0.10.0</text:p>
                    </text:list-item>
                    <text:list-item>
                      <text:p text:style-name="P29">Apache HBase 1.6.2</text:p>
                    </text:list-item>
                  </text:list>
                </text:list-item>
                <text:list-item>
                  <text:p text:style-name="P29">Développement avec Java 8 (et Maven)</text:p>
                </text:list-item>
                <text:list-item>
                  <text:p text:style-name="P29">Déploiement avec Nexus et Jenkins</text:p>
                </text:list-item>
              </text:list>
            </table:table-cell>
          </table:table-row>
        </table:table>
        <text:h text:style-name="P20" text:outline-level="2">StarClay</text:h>
        <text:h text:style-name="P22" text:outline-level="3">De juin 2015 à octobre 2016<text:tab/>Tech Lead<text:tab/><text:span text:style-name="T1">Coliposte<text:tab/>SI Réactif</text:span></text:h>
        <table:table table:name="Tableau4" table:style-name="Tableau4">
          <table:table-column table:style-name="Tableau4.A"/>
          <table:table-row table:style-name="Tableau4.1">
            <table:table-cell table:style-name="Tableau4.A1" office:value-type="string">
              <text:p text:style-name="P2"><text:span text:style-name="T3">Réalisation d’une feature </text:span>réactive s’inscrivant dans le cadre de la refonte du SI du Pôle Colis dont l’objectif est le scaling horizontal de la plateforme sur Azure / OVH lors de la période forte de l’année </text:p>
            </table:table-cell>
          </table:table-row>
        </table:table>
        <text:h text:style-name="P22" text:outline-level="3">D’avril 2012 à mai 2015</text:h>
        <table:table table:name="Tableau5" table:style-name="Tableau5">
          <table:table-column table:style-name="Tableau5.A"/>
          <table:table-row table:style-name="Tableau5.1">
            <table:table-cell table:style-name="Tableau5.A1" office:value-type="string">
              <text:p text:style-name="P2">Système décisionnel reposant sur un datawarehouse des ordres et des exécutions réalisées par les automates de trading sur les marchés électroniques (Euronext, Xetra, etc.) et sur un ensemble de datamarts utilisés pour la visualisation et l'analyse des trades pour le front, middle et back-office</text:p>
            </table:table-cell>
          </table:table-row>
        </table:table>
        <text:h text:style-name="P19" text:outline-level="1">Publications</text:h>
        <text:h text:style-name="P19" text:outline-level="1">Formations</text:h>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1" svg:font-family="OpenSymbol" style:font-adornments="Regular" style:font-charset="x-symbol"/>
    <style:font-face style:name="Droid Sans Devanagari1" svg:font-family="'Droid Sans Devanagari'" style:font-family-generic="swiss"/>
    <style:font-face style:name="Fira Code" svg:font-family="'Fira Code'" style:font-adornments="Normal" style:font-pitch="fixed"/>
    <style:font-face style:name="Fira Code Medium" svg:font-family="'Fira Code Medium'" style:font-adornments="Normal" style:font-pitch="fixed"/>
    <style:font-face style:name="Hack" svg:font-family="Hack" style:font-adornments="Normal" style:font-pitch="fixed"/>
    <style:font-face style:name="Ubuntu Mono" svg:font-family="'Ubuntu Mono'" style:font-adornments="Normal" style:font-pitch="fixed"/>
    <style:font-face style:name="Droid Sans Mono Dotted for Powerline" svg:font-family="'Droid Sans Mono Dotted for Powerline'" style:font-adornments="Normal" style:font-family-generic="swiss" style:font-pitch="fixed"/>
    <style:font-face style:name="Font Awesome 5 Free Regular" svg:font-family="'Font Awesome 5 Free Regular'" style:font-adornments="Normal" style:font-pitch="variable"/>
    <style:font-face style:name="Roboto" svg:font-family="Roboto" style:font-adornments="Normal" style:font-pitch="variable"/>
    <style:font-face style:name="Segoe UI" svg:font-family="'Segoe UI'" style:font-adornments="Normal" style:font-pitch="variable"/>
    <style:font-face style:name="Ubuntu1" svg:font-family="Ubuntu" style:font-adornments="Maigre" style:font-pitch="variable"/>
    <style:font-face style:name="Ubuntu" svg:font-family="Ubuntu" style:font-adornments="Normal" style:font-pitch="variable"/>
    <style:font-face style:name="Ubuntu Condensed" svg:font-family="'Ubuntu Condensed'" style:font-adornments="Normal" style:font-pitch="variable"/>
    <style:font-face style:name="Times New Roman" svg:font-family="'Times New Roman'" style:font-family-generic="roman" style:font-pitch="variable"/>
    <style:font-face style:name="Droid Sans" svg:font-family="'Droid Sans'"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fill-image draw:name="Bitmap_20_1" draw:display-name="Bitmap 1" xlink:href="Pictures/100000000000000800000008BDA164D4F8C01638.png" xlink:type="simple" xlink:show="embed" xlink:actuate="onLoad"/>
    <draw:fill-image draw:name="Bitmap_20_2" draw:display-name="Bitmap 2" xlink:href="Pictures/10000000000000080000000866980624B81D2129.png" xlink:type="simple" xlink:show="embed" xlink:actuate="onLoad"/>
    <draw:fill-image draw:name="Bitmap_20_3" draw:display-name="Bitmap 3" xlink:href="Pictures/10000000000000080000000836D620494CCA7F25.png" xlink:type="simple" xlink:show="embed" xlink:actuate="onLoad"/>
    <draw:fill-image draw:name="Bitmap_20_4" draw:display-name="Bitmap 4" xlink:href="Pictures/1000000000000008000000084FE65ED207548AA6.png" xlink:type="simple" xlink:show="embed" xlink:actuate="onLoad"/>
    <draw:fill-image draw:name="Downward_20_Diagonal" draw:display-name="Downward Diagonal" xlink:href="Pictures/1000000000000008000000081CA6A31D8366308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1" fo:font-family="Ubuntu" style:font-style-name="Maigre" style:font-pitch="variable" fo:font-size="9pt" fo:font-weight="250"/>
    </style:style>
    <style:style style:name="Heading" style:family="paragraph" style:parent-style-name="Standard" style:next-style-name="Text_20_body" style:class="text">
      <style:paragraph-properties fo:keep-with-next="always"/>
      <style:text-properties fo:font-size="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loext:graphic-properties draw:fill="bitmap" draw:fill-color="#dbeaff" draw:fill-image-name="Bitmap_20_3" style:repeat="repeat"/>
      <style:paragraph-properties fo:margin-left="0cm" fo:margin-right="0cm" fo:margin-top="0cm" fo:margin-bottom="0cm" loext:contextual-spacing="false" fo:text-indent="0cm" style:auto-text-indent="false" fo:padding="0cm" fo:border="none">
        <style:background-image xlink:href="Pictures/10000000000000080000000836D620494CCA7F25.png" xlink:type="simple" xlink:actuate="onLoad"/>
      </style:paragraph-properties>
      <style:text-properties fo:text-transform="uppercase" style:use-window-font-color="true" fo:font-size="1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loext:contextual-spacing="false" fo:text-indent="0cm" style:auto-text-indent="false" fo:padding="0.049cm" fo:border="none">
        <style:tab-stops>
          <style:tab-stop style:position="9.25cm" style:type="center"/>
          <style:tab-stop style:position="17.5cm" style:type="center"/>
        </style:tab-stops>
      </style:paragraph-properties>
      <style:text-properties fo:text-transform="uppercase" fo:font-size="9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text-properties fo:font-size="1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25cm" loext:contextual-spacing="false" fo:padding="0.049cm" fo:border-left="none" fo:border-right="none" fo:border-top="none" fo:border-bottom="0.11pt solid #3465a4">
        <style:tab-stops/>
      </style:paragraph-properties>
      <style:text-properties fo:text-transform="uppercase" style:use-window-font-color="true" fo:font-size="10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act" style:family="paragraph" style:parent-style-name="Standard">
      <style:text-properties fo:font-size="7pt"/>
    </style:style>
    <style:style style:name="Compétence" style:family="paragraph" style:parent-style-name="Heading_20_2" style:default-outline-level="" style:list-style-name="">
      <loext:graphic-properties draw:fill="none" draw:fill-color="#729fcf"/>
      <style:paragraph-properties fo:margin-top="0cm" fo:margin-bottom="0cm" loext:contextual-spacing="false" fo:text-align="center" style:justify-single-word="false" fo:background-color="transparent" style:vertical-align="middle"/>
      <style:text-properties fo:font-size="6pt"/>
    </style:style>
    <style:style style:name="Période" style:family="paragraph" style:parent-style-name="Standard">
      <style:paragraph-properties fo:margin-top="0cm" fo:margin-bottom="0.131cm" loext:contextual-spacing="false"/>
      <style:text-properties fo:text-transform="uppercase" fo:color="#3465a4" fo:font-size="7pt" fo:font-weight="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list-style-name="List_20_1" style:class="list" style:master-page-name="">
      <style:paragraph-properties fo:margin-left="0.25cm" fo:margin-right="0cm" fo:margin-top="0cm" fo:margin-bottom="0cm" loext:contextual-spacing="false" fo:line-height="100%" fo:text-indent="0cm" style:auto-text-indent="false" style:page-number="auto">
        <style:tab-stops>
          <style:tab-stop style:position="0.499cm" style:type="right"/>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2_20_Cont." style:display-name="List 2 Cont." style:family="paragraph" style:parent-style-name="List" style:list-style-name="List_20_1" style:class="list">
      <style:paragraph-properties fo:margin-top="0cm" fo:margin-bottom="0cm" loext:contextual-spacing="false" fo:line-height="100%"/>
    </style:style>
    <style:style style:name="Expériences_20_suivantes" style:display-name="Expériences suivantes" style:family="paragraph" style:parent-style-name="Heading_20_3" style:default-outline-level="" style:list-style-name="">
      <style:paragraph-properties fo:margin-top="0.25cm" fo:margin-bottom="0cm" loext:contextual-spacing="false"/>
    </style:style>
    <style:style style:name="Sections_20_suivantes" style:display-name="Sections suivantes" style:family="paragraph" style:parent-style-name="Heading_20_1" style:default-outline-level="" style:list-style-name="">
      <style:paragraph-properties fo:margin-top="0.499cm" fo:margin-bottom="0.25cm" loext:contextual-spacing="false"/>
    </style:style>
    <style:style style:name="Sociétés_20_suivantes" style:display-name="Sociétés suivantes" style:family="paragraph" style:parent-style-name="Heading_20_2" style:default-outline-level="" style:list-style-name="">
      <style:paragraph-properties fo:margin-top="0.75cm" fo:margin-bottom="0cm" loext:contextual-spacing="false"/>
    </style:style>
    <style:style style:name="Signature" style:family="paragraph" style:parent-style-name="Standard" style:class="text">
      <style:paragraph-properties text:number-lines="false" text:line-number="0"/>
    </style:style>
    <style:style style:name="Séctions_20_suivantes_20_sans_20_espacements" style:display-name="Séctions suivantes sans espacements" style:family="paragraph" style:parent-style-name="Sections_20_suivantes">
      <style:paragraph-properties fo:margin-top="0.499cm" fo:margin-bottom="0cm" loext:contextual-spacing="false"/>
    </style:style>
    <style:style style:name="Bullet_20_Symbols" style:display-name="Bullet Symbols" style:family="text">
      <style:text-properties fo:color="#3465a4" style:font-name="OpenSymbol" fo:font-family="OpenSymbol" style:font-charset="x-symbol" fo:font-size="8pt" style:font-name-asian="OpenSymbol" style:font-family-asian="OpenSymbol" style:font-charset-asian="x-symbol" style:font-name-complex="OpenSymbol" style:font-family-complex="OpenSymbol" style:font-charset-complex="x-symbol"/>
    </style:style>
    <style:style style:name="Période_2c__20_fonction_2c__20_client_20_et_20_projet" style:display-name="Période, fonction, client et proje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mpétence" style:family="text">
      <style:text-properties style:text-rotation-angle="0" style:text-rotation-scale="line-heigh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fo:text-align="center">
          <style:list-level-label-alignment text:label-followed-by="listtab" text:list-tab-stop-position="0.499cm" fo:text-indent="-0.249cm" fo:margin-left="0.499cm"/>
        </style:list-level-properties>
        <style:text-properties style:font-name="OpenSymbol1"/>
      </text:list-level-style-bullet>
      <text:list-level-style-bullet text:level="2" text:style-name="Bullet_20_Symbols" text:bullet-char="→">
        <style:list-level-properties text:list-level-position-and-space-mode="label-alignment" fo:text-align="center">
          <style:list-level-label-alignment text:label-followed-by="listtab" text:list-tab-stop-position="1cm" fo:text-indent="-0.25cm" fo:margin-left="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Environnement_20_technique" style:display-name="Environnement technique">
      <text:list-level-style-bullet text:level="1" text:style-name="Bullet_20_Symbols" text:bullet-char="▪">
        <style:list-level-properties text:list-level-position-and-space-mode="label-alignment" fo:text-align="center">
          <style:list-level-label-alignment text:label-followed-by="listtab" text:list-tab-stop-position="0.499cm" fo:text-indent="-0.249cm" fo:margin-left="0.499cm"/>
        </style:list-level-properties>
        <style:text-properties style:font-name="OpenSymbol1"/>
      </text:list-level-style-bullet>
      <text:list-level-style-bullet text:level="2" text:style-name="Bullet_20_Symbols" text:bullet-char="">
        <style:list-level-properties text:list-level-position-and-space-mode="label-alignment" fo:text-align="center">
          <style:list-level-label-alignment text:label-followed-by="listtab" text:list-tab-stop-position="0.762cm" fo:text-indent="-0.254cm" fo:margin-left="1.016cm"/>
        </style:list-level-properties>
        <style:text-properties style:font-name="OpenSymbol1"/>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cm" fo:margin-left="0.499cm" fo:margin-right="0cm" style:writing-mode="lr-tb" style:layout-grid-color="#c0c0c0" style:layout-grid-lines="20" style:layout-grid-base-height="0.706cm" style:layout-grid-ruby-height="0.353cm" style:layout-grid-mode="none" style:layout-grid-ruby-below="false" style:layout-grid-print="false" style:layout-grid-display="false" draw:fill="bitmap" draw:fill-color="#dee6ef" draw:fill-image-name="Bitmap_20_4" style:repeat="repeat" style:footnote-max-height="0cm">
        <style:background-image xlink:href="Pictures/1000000000000008000000084FE65ED207548AA6.png" xlink:type="simple" xlink:actuate="onLoad"/>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02T22:21:37.529149657</meta:creation-date>
    <dc:date>2019-09-04T09:26:59.974917009</dc:date>
    <meta:editing-duration>PT1H33M45S</meta:editing-duration>
    <meta:editing-cycles>28</meta:editing-cycles>
    <meta:generator>LibreOffice/6.3.0.4$Linux_X86_64 LibreOffice_project/30$Build-4</meta:generator>
    <meta:print-date>2019-09-04T09:27:07.795994237</meta:print-date>
    <meta:document-statistic meta:table-count="13" meta:image-count="89" meta:object-count="0" meta:page-count="4" meta:paragraph-count="159" meta:word-count="821" meta:character-count="4953" meta:non-whitespace-character-count="4333"/>
  </office:meta>
</office:document-meta>
</file>